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QueryAction.selectMode( boolean isAutoIncrement , Map 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QueryAction.getQuery( Configuration table , Map modeTypes , Map defaultMode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baseQueryAction.getColumnValues( Configuration tableConf , CacheHelper queryData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Query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baseQuery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